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FF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fo:background-color="#FFD7D7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D7D7"/>
      <style:text-properties fo:color="#FF0000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D7D7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fo:background-color="#DEDCE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DEDCE6"/>
      <style:text-properties fo:color="#FF0000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DEDCE6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fo:background-color="#E8F2A1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E8F2A1"/>
      <style:text-properties fo:color="#FF0000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E8F2A1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="thin solid #000000" style:vertical-align="automatic" fo:background-color="#BBE33D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="thin solid #000000" fo:background-color="#BBE33D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BBE33D"/>
      <style:text-properties fo:color="#FF0000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BBE33D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automatic" fo:background-color="#FFB66C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="thin solid #000000" fo:background-color="#FFB66C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FFB66C"/>
      <style:text-properties fo:color="#FF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B66C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fo:border-top="thin solid #B4B4B4" fo:border-bottom="thin solid #B4B4B4" fo:border-left="thin solid #B4B4B4" fo:border-right="none" fo:background-color="#000000"/>
    </style:style>
    <style:style style:name="ce37" style:family="table-cell" style:parent-style-name="Default" style:data-style-name="N0">
      <style:table-cell-properties fo:border-top="thin solid #B4B4B4" fo:border-bottom="thin solid #B4B4B4" fo:border-left="none" fo:border-right="none" fo:background-color="#000000"/>
    </style:style>
    <style:style style:name="ce38" style:family="table-cell" style:parent-style-name="Default" style:data-style-name="N0">
      <style:table-cell-properties fo:border-top="thin solid #B4B4B4" fo:border-bottom="thin solid #B4B4B4" fo:border-left="none" fo:border-right="thin solid #B4B4B4" fo:background-color="#000000"/>
    </style:style>
    <style:style style:name="ce39" style:family="table-cell" style:parent-style-name="Default" style:data-style-name="N30">
      <style:table-cell-properties fo:border="thin solid #000000" style:vertical-align="top" fo:wrap-option="wrap" fo:background-color="#000000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none" style:vertical-align="top" fo:wrap-option="wrap" fo:background-color="#000000" style:repeat-content="false"/>
      <style:paragraph-properties fo:text-align="end" fo:margin-right="0cm"/>
      <style:text-properties fo:color="#FFFFFF"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#000000" style:repeat-content="false"/>
      <style:paragraph-properties fo:text-align="start" fo:margin-left="0cm"/>
      <style:text-properties fo:color="#FFFFFF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5" style:family="table-cell" style:parent-style-name="Default" style:data-style-name="N0"/>
    <style:style style:name="ce4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7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4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1" style:family="table-cell" style:parent-style-name="Default" style:data-style-name="N3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52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5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000000" style:repeat-content="false"/>
      <style:paragraph-properties fo:text-align="end" fo:margin-right="0cm"/>
      <style:text-properties fo:color="#FFFFFF"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111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0.5291666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17.85937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5.6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6.1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9.35pt" style:use-optimal-row-height="false" fo:break-before="auto"/>
    </style:style>
    <style:style style:name="ro11" style:family="table-row">
      <style:table-row-properties style:row-height="30.6pt" style:use-optimal-row-height="false" fo:break-before="auto"/>
    </style:style>
    <style:style style:name="ro12" style:family="table-row">
      <style:table-row-properties style:row-height="42.6pt" style:use-optimal-row-height="false" fo:break-before="auto"/>
    </style:style>
    <style:style style:name="ro13" style:family="table-row">
      <style:table-row-properties style:row-height="11.85pt" style:use-optimal-row-height="false" fo:break-before="auto"/>
    </style:style>
    <style:style style:name="ro14" style:family="table-row">
      <style:table-row-properties style:row-height="25.5pt" style:use-optimal-row-height="false" fo:break-before="auto"/>
    </style:style>
    <style:style style:name="ro15" style:family="table-row">
      <style:table-row-properties style:row-height="37.35pt" style:use-optimal-row-height="fals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7.15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16.9pt" style:use-optimal-row-height="false" fo:break-before="auto"/>
    </style:style>
    <style:style style:name="ro21" style:family="table-row">
      <style:table-row-properties style:row-height="44.1pt" style:use-optimal-row-height="false" fo:break-before="auto"/>
    </style:style>
    <style:style style:name="ro22" style:family="table-row">
      <style:table-row-properties style:row-height="26.1pt" style:use-optimal-row-height="false" fo:break-before="auto"/>
    </style:style>
    <style:style style:name="ro23" style:family="table-row">
      <style:table-row-properties style:row-height="8.45pt" style:use-optimal-row-height="false" fo:break-before="auto"/>
    </style:style>
    <style:style style:name="ro24" style:family="table-row">
      <style:table-row-properties style:row-height="24.75pt" style:use-optimal-row-height="false" fo:break-before="auto"/>
    </style:style>
    <style:style style:name="ro25" style:family="table-row">
      <style:table-row-properties style:row-height="49.35pt" style:use-optimal-row-height="false" fo:break-before="auto"/>
    </style:style>
    <style:style style:name="ro26" style:family="table-row">
      <style:table-row-properties style:row-height="409.5pt" style:use-optimal-row-height="false" fo:break-before="auto"/>
    </style:style>
    <style:style style:name="ro27" style:family="table-row">
      <style:table-row-properties style:row-height="156.75pt" style:use-optimal-row-height="false" fo:break-before="auto"/>
    </style:style>
    <style:style style:name="ro28" style:family="table-row">
      <style:table-row-properties style:row-height="73.15pt" style:use-optimal-row-height="false" fo:break-before="auto"/>
    </style:style>
    <style:style style:name="ro29" style:family="table-row">
      <style:table-row-properties style:row-height="56.85pt" style:use-optimal-row-height="false" fo:break-before="auto"/>
    </style:style>
    <style:style style:name="ro30" style:family="table-row">
      <style:table-row-properties style:row-height="2.45pt" style:use-optimal-row-height="false" fo:break-before="auto"/>
    </style:style>
    <style:style style:name="ro31" style:family="table-row">
      <style:table-row-properties style:row-height="160.7pt" style:use-optimal-row-height="false" fo:break-before="auto"/>
    </style:style>
    <style:style style:name="ro32" style:family="table-row">
      <style:table-row-properties style:row-height="41.8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9.7pt" style:use-optimal-row-height="false" fo:break-before="auto"/>
    </style:style>
    <style:style style:name="ro35" style:family="table-row">
      <style:table-row-properties style:row-height="28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ap_21" table:style-name="ta1">
        <table:table-column table:style-name="co1" table:default-cell-style-name="ce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3"/>
        <table:table-column table:style-name="co6" table:default-cell-style-name="ce34"/>
        <table:table-column table:style-name="co7" table:number-columns-repeated="12" table:default-cell-style-name="ce35"/>
        <table:table-column table:style-name="co1" table:number-columns-repeated="1006" table:default-cell-style-name="ce6"/>
        <table:table-column table:style-name="co8" table:number-columns-repeated="15360" table:default-cell-style-name="ce1"/>
        <table:table-row table:number-rows-repeated="5" table:style-name="ro1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2">
          <table:table-cell table:style-name="ce2"/>
          <table:table-cell office:value-type="string" table:style-name="ce3">
            <text:p>Exploitation</text:p>
          </table:table-cell>
          <table:table-cell office:value-type="string" table:style-name="ce3">
            <text:p>Code</text:p>
          </table:table-cell>
          <table:table-cell table:style-name="ce3"/>
          <table:table-cell office:value-type="string" table:style-name="ce4">
            <text:p>Engagé</text:p>
          </table:table-cell>
          <table:table-cell office:value-type="string" table:style-name="ce5">
            <text:p>Depuis 01/01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u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6" table:style-name="ce2"/>
        </table:table-row>
        <table:table-row table:style-name="ro1">
          <table:table-cell/>
          <table:table-cell table:number-columns-repeated="3" table:style-name="ce7"/>
          <table:table-cell table:style-name="ce8"/>
          <table:table-cell table:style-name="ce9"/>
          <table:table-cell table:number-columns-repeated="12" table:style-name="ce10"/>
          <table:table-cell table:number-columns-repeated="16366"/>
        </table:table-row>
        <table:table-row table:style-name="ro1">
          <table:table-cell/>
          <table:table-cell office:value-type="string" table:style-name="ce11">
            <text:p>Val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4360" table:style-name="ce19">
            <text:p>24360</text:p>
          </table:table-cell>
          <table:table-cell office:value-type="float" office:value="18640" table:style-name="ce19">
            <text:p>18640</text:p>
          </table:table-cell>
          <table:table-cell office:value-type="float" office:value="12360" table:style-name="ce19">
            <text:p>12360</text:p>
          </table:table-cell>
          <table:table-cell office:value-type="float" office:value="11220" table:style-name="ce19">
            <text:p>1122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Coxeux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2080" table:style-name="ce19">
            <text:p>22080</text:p>
          </table:table-cell>
          <table:table-cell office:value-type="float" office:value="19120" table:style-name="ce19">
            <text:p>19120</text:p>
          </table:table-cell>
          <table:table-cell office:value-type="float" office:value="23000" table:style-name="ce19">
            <text:p>23000</text:p>
          </table:table-cell>
          <table:table-cell office:value-type="float" office:value="20460" table:style-name="ce19">
            <text:p>2046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Avenue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21640" table:style-name="ce15">
            <text:p>21640</text:p>
          </table:table-cell>
          <table:table-cell office:value-type="float" office:value="25800" table:style-name="ce15">
            <text:p>25800</text:p>
          </table:table-cell>
          <table:table-cell office:value-type="float" office:value="14600" table:style-name="ce15">
            <text:p>14600</text:p>
          </table:table-cell>
          <table:table-cell office:value-type="float" office:value="22840" table:style-name="ce15">
            <text:p>2284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style-name="ce19"/>
          <table:table-cell office:value-type="float" office:value="22500" table:style-name="ce19">
            <text:p>22500</text:p>
          </table:table-cell>
          <table:table-cell office:value-type="float" office:value="14780" table:style-name="ce19">
            <text:p>14780</text:p>
          </table:table-cell>
          <table:table-cell office:value-type="float" office:value="21000" table:style-name="ce19">
            <text:p>210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28760" table:style-name="ce31">
            <text:p>28760</text:p>
          </table:table-cell>
          <table:table-cell table:number-columns-repeated="11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Riouville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office:value-type="float" office:value="9500" table:style-name="ce27">
            <text:p>9500</text:p>
          </table:table-cell>
          <table:table-cell office:value-type="float" office:value="15500" table:style-name="ce27">
            <text:p>15500</text:p>
          </table:table-cell>
          <table:table-cell office:value-type="float" office:value="20660" table:style-name="ce27">
            <text:p>20660</text:p>
          </table:table-cell>
          <table:table-cell table:number-columns-repeated="9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Molpré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28400" table:style-name="ce31">
            <text:p>28400</text:p>
          </table:table-cell>
          <table:table-cell table:number-columns-repeated="11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Salival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5300" table:style-name="ce19">
            <text:p>25300</text:p>
          </table:table-cell>
          <table:table-cell table:style-name="ce19"/>
          <table:table-cell office:value-type="float" office:value="20800" table:style-name="ce19">
            <text:p>20800</text:p>
          </table:table-cell>
          <table:table-cell office:value-type="float" office:value="24580" table:style-name="ce19">
            <text:p>2458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Chenevières</text:p>
          </table:table-cell>
          <table:table-cell office:value-type="float" office:value="7" table:style-name="ce11">
            <text:p>7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22000" table:style-name="ce15">
            <text:p>22000</text:p>
          </table:table-cell>
          <table:table-cell table:number-columns-repeated="2" table:style-name="ce15"/>
          <table:table-cell office:value-type="float" office:value="14300" table:style-name="ce15">
            <text:p>1430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2700" table:style-name="ce19">
            <text:p>22700</text:p>
          </table:table-cell>
          <table:table-cell office:value-type="float" office:value="23180" table:style-name="ce19">
            <text:p>23180</text:p>
          </table:table-cell>
          <table:table-cell office:value-type="float" office:value="22760" table:style-name="ce19">
            <text:p>22760</text:p>
          </table:table-cell>
          <table:table-cell office:value-type="float" office:value="17100" table:style-name="ce19">
            <text:p>171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43800" table:style-name="ce31">
            <text:p>43800</text:p>
          </table:table-cell>
          <table:table-cell office:value-type="float" office:value="7840" table:style-name="ce31">
            <text:p>7840</text:p>
          </table:table-cell>
          <table:table-cell table:number-columns-repeated="10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Rock and Cow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style-name="ce15"/>
          <table:table-cell office:value-type="float" office:value="17360" table:style-name="ce15">
            <text:p>17360</text:p>
          </table:table-cell>
          <table:table-cell table:number-columns-repeated="10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2040" table:style-name="ce19">
            <text:p>22040</text:p>
          </table:table-cell>
          <table:table-cell office:value-type="float" office:value="21260" table:style-name="ce19">
            <text:p>21260</text:p>
          </table:table-cell>
          <table:table-cell table:style-name="ce19"/>
          <table:table-cell office:value-type="float" office:value="18300" table:style-name="ce19">
            <text:p>183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3" table:style-name="ce23"/>
          <table:table-cell office:value-type="float" office:value="21400" table:style-name="ce23">
            <text:p>21400</text:p>
          </table:table-cell>
          <table:table-cell table:number-columns-repeated="8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Deux Villes</text:p>
          </table:table-cell>
          <table:table-cell office:value-type="float" office:value="9" table:style-name="ce11">
            <text:p>9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6080" table:style-name="ce15">
            <text:p>16080</text:p>
          </table:table-cell>
          <table:table-cell table:number-columns-repeated="2" table:style-name="ce15"/>
          <table:table-cell office:value-type="float" office:value="14100" table:style-name="ce15">
            <text:p>1410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6500" table:style-name="ce19">
            <text:p>26500</text:p>
          </table:table-cell>
          <table:table-cell office:value-type="float" office:value="18520" table:style-name="ce19">
            <text:p>18520</text:p>
          </table:table-cell>
          <table:table-cell office:value-type="float" office:value="18860" table:style-name="ce19">
            <text:p>18860</text:p>
          </table:table-cell>
          <table:table-cell table:number-columns-repeated="9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Haut Frenes</text:p>
          </table:table-cell>
          <table:table-cell office:value-type="float" office:value="10" table:style-name="ce11">
            <text:p>10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Froid Perthuis</text:p>
          </table:table-cell>
          <table:table-cell office:value-type="float" office:value="11" table:style-name="ce11">
            <text:p>11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office:value-type="float" office:value="29140" table:style-name="ce27">
            <text:p>29140</text:p>
          </table:table-cell>
          <table:table-cell office:value-type="float" office:value="14240" table:style-name="ce27">
            <text:p>14240</text:p>
          </table:table-cell>
          <table:table-cell office:value-type="float" office:value="19480" table:style-name="ce27">
            <text:p>19480</text:p>
          </table:table-cell>
          <table:table-cell office:value-type="float" office:value="14000" table:style-name="ce27">
            <text:p>14000</text:p>
          </table:table-cell>
          <table:table-cell table:number-columns-repeated="8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Rouges Champs</text:p>
          </table:table-cell>
          <table:table-cell office:value-type="float" office:value="12" table:style-name="ce11">
            <text:p>12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office:value-type="float" office:value="12180" table:style-name="ce27">
            <text:p>12180</text:p>
          </table:table-cell>
          <table:table-cell table:number-columns-repeated="2" table:style-name="ce27"/>
          <table:table-cell office:value-type="float" office:value="18880" table:style-name="ce27">
            <text:p>18880</text:p>
          </table:table-cell>
          <table:table-cell table:number-columns-repeated="8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2" table:style-name="ce31"/>
          <table:table-cell office:value-type="float" office:value="23200" table:style-name="ce31">
            <text:p>23200</text:p>
          </table:table-cell>
          <table:table-cell table:number-columns-repeated="9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Norzelieurs</text:p>
          </table:table-cell>
          <table:table-cell office:value-type="float" office:value="13" table:style-name="ce11">
            <text:p>13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21140" table:style-name="ce15">
            <text:p>21140</text:p>
          </table:table-cell>
          <table:table-cell office:value-type="float" office:value="14600" table:style-name="ce15">
            <text:p>14600</text:p>
          </table:table-cell>
          <table:table-cell table:number-columns-repeated="10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3" table:style-name="ce19"/>
          <table:table-cell office:value-type="float" office:value="17380" table:style-name="ce19">
            <text:p>1738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42200" table:style-name="ce31">
            <text:p>42200</text:p>
          </table:table-cell>
          <table:table-cell table:number-columns-repeated="11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Thaons</text:p>
          </table:table-cell>
          <table:table-cell office:value-type="float" office:value="14" table:style-name="ce11">
            <text:p>14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5100" table:style-name="ce15">
            <text:p>15100</text:p>
          </table:table-cell>
          <table:table-cell office:value-type="float" office:value="18500" table:style-name="ce15">
            <text:p>18500</text:p>
          </table:table-cell>
          <table:table-cell table:number-columns-repeated="10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style-name="ce19"/>
          <table:table-cell office:value-type="float" office:value="16180" table:style-name="ce19">
            <text:p>16180</text:p>
          </table:table-cell>
          <table:table-cell office:value-type="float" office:value="26460" table:style-name="ce19">
            <text:p>26460</text:p>
          </table:table-cell>
          <table:table-cell office:value-type="float" office:value="21100" table:style-name="ce19">
            <text:p>211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26200" table:style-name="ce31">
            <text:p>26200</text:p>
          </table:table-cell>
          <table:table-cell office:value-type="float" office:value="21460" table:style-name="ce31">
            <text:p>21460</text:p>
          </table:table-cell>
          <table:table-cell table:number-columns-repeated="10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Saint Louis</text:p>
          </table:table-cell>
          <table:table-cell office:value-type="float" office:value="15" table:style-name="ce11">
            <text:p>15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6500" table:style-name="ce15">
            <text:p>16500</text:p>
          </table:table-cell>
          <table:table-cell office:value-type="float" office:value="15580" table:style-name="ce15">
            <text:p>15580</text:p>
          </table:table-cell>
          <table:table-cell office:value-type="float" office:value="16040" table:style-name="ce15">
            <text:p>16040</text:p>
          </table:table-cell>
          <table:table-cell office:value-type="float" office:value="15220" table:style-name="ce15">
            <text:p>1522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17820" table:style-name="ce19">
            <text:p>17820</text:p>
          </table:table-cell>
          <table:table-cell office:value-type="float" office:value="21440" table:style-name="ce19">
            <text:p>21440</text:p>
          </table:table-cell>
          <table:table-cell office:value-type="float" office:value="18060" table:style-name="ce19">
            <text:p>18060</text:p>
          </table:table-cell>
          <table:table-cell office:value-type="float" office:value="14200" table:style-name="ce19">
            <text:p>142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style-name="ce23"/>
          <table:table-cell office:value-type="float" office:value="22560" table:style-name="ce23">
            <text:p>22560</text:p>
          </table:table-cell>
          <table:table-cell office:value-type="float" office:value="25100" table:style-name="ce23">
            <text:p>25100</text:p>
          </table:table-cell>
          <table:table-cell office:value-type="float" office:value="20000" table:style-name="ce23">
            <text:p>20000</text:p>
          </table:table-cell>
          <table:table-cell table:number-columns-repeated="8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style-name="ce31"/>
          <table:table-cell office:value-type="float" office:value="13220" table:style-name="ce31">
            <text:p>13220</text:p>
          </table:table-cell>
          <table:table-cell table:number-columns-repeated="10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Haut Armont</text:p>
          </table:table-cell>
          <table:table-cell office:value-type="float" office:value="16" table:style-name="ce11">
            <text:p>16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7720" table:style-name="ce15">
            <text:p>17720</text:p>
          </table:table-cell>
          <table:table-cell office:value-type="float" office:value="17020" table:style-name="ce15">
            <text:p>17020</text:p>
          </table:table-cell>
          <table:table-cell office:value-type="float" office:value="17280" table:style-name="ce15">
            <text:p>17280</text:p>
          </table:table-cell>
          <table:table-cell office:value-type="float" office:value="15500" table:style-name="ce15">
            <text:p>1550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style-name="ce19"/>
          <table:table-cell office:value-type="float" office:value="16760" table:style-name="ce19">
            <text:p>16760</text:p>
          </table:table-cell>
          <table:table-cell table:number-columns-repeated="10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Grand Moulin</text:p>
          </table:table-cell>
          <table:table-cell office:value-type="float" office:value="17" table:style-name="ce11">
            <text:p>17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Fontaine Champètre</text:p>
          </table:table-cell>
          <table:table-cell office:value-type="float" office:value="18" table:style-name="ce11">
            <text:p>18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0900" table:style-name="ce15">
            <text:p>10900</text:p>
          </table:table-cell>
          <table:table-cell table:style-name="ce15"/>
          <table:table-cell office:value-type="float" office:value="14680" table:style-name="ce15">
            <text:p>14680</text:p>
          </table:table-cell>
          <table:table-cell office:value-type="float" office:value="17240" table:style-name="ce15">
            <text:p>1724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0100" table:style-name="ce19">
            <text:p>20100</text:p>
          </table:table-cell>
          <table:table-cell office:value-type="float" office:value="23600" table:style-name="ce19">
            <text:p>23600</text:p>
          </table:table-cell>
          <table:table-cell office:value-type="float" office:value="15620" table:style-name="ce19">
            <text:p>15620</text:p>
          </table:table-cell>
          <table:table-cell office:value-type="float" office:value="23280" table:style-name="ce19">
            <text:p>2328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style-name="ce23"/>
          <table:table-cell office:value-type="float" office:value="43800" table:style-name="ce23">
            <text:p>43800</text:p>
          </table:table-cell>
          <table:table-cell table:style-name="ce23"/>
          <table:table-cell office:value-type="float" office:value="15100" table:style-name="ce23">
            <text:p>15100</text:p>
          </table:table-cell>
          <table:table-cell table:number-columns-repeated="8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style-name="ce31"/>
          <table:table-cell office:value-type="float" office:value="27140" table:style-name="ce31">
            <text:p>27140</text:p>
          </table:table-cell>
          <table:table-cell table:number-columns-repeated="10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Saint Martin</text:p>
          </table:table-cell>
          <table:table-cell office:value-type="float" office:value="19" table:style-name="ce11">
            <text:p>19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5700" table:style-name="ce15">
            <text:p>15700</text:p>
          </table:table-cell>
          <table:table-cell office:value-type="float" office:value="23300" table:style-name="ce15">
            <text:p>23300</text:p>
          </table:table-cell>
          <table:table-cell table:style-name="ce15"/>
          <table:table-cell office:value-type="float" office:value="18000" table:style-name="ce15">
            <text:p>1800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style-name="ce19"/>
          <table:table-cell office:value-type="float" office:value="19680" table:style-name="ce19">
            <text:p>19680</text:p>
          </table:table-cell>
          <table:table-cell office:value-type="float" office:value="21860" table:style-name="ce19">
            <text:p>21860</text:p>
          </table:table-cell>
          <table:table-cell office:value-type="float" office:value="22000" table:style-name="ce19">
            <text:p>220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2" table:style-name="ce23"/>
          <table:table-cell office:value-type="float" office:value="25200" table:style-name="ce23">
            <text:p>25200</text:p>
          </table:table-cell>
          <table:table-cell office:value-type="float" office:value="25180" table:style-name="ce23">
            <text:p>25180</text:p>
          </table:table-cell>
          <table:table-cell table:number-columns-repeated="8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Pierre</text:p>
          </table:table-cell>
          <table:table-cell office:value-type="float" office:value="20" table:style-name="ce11">
            <text:p>20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7460" table:style-name="ce15">
            <text:p>7460</text:p>
          </table:table-cell>
          <table:table-cell office:value-type="float" office:value="9530" table:style-name="ce15">
            <text:p>9530</text:p>
          </table:table-cell>
          <table:table-cell office:value-type="float" office:value="8660" table:style-name="ce15">
            <text:p>8660</text:p>
          </table:table-cell>
          <table:table-cell office:value-type="float" office:value="7100" table:style-name="ce15">
            <text:p>710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0300" table:style-name="ce19">
            <text:p>20300</text:p>
          </table:table-cell>
          <table:table-cell office:value-type="float" office:value="20560" table:style-name="ce19">
            <text:p>20560</text:p>
          </table:table-cell>
          <table:table-cell table:style-name="ce19"/>
          <table:table-cell office:value-type="float" office:value="18840" table:style-name="ce19">
            <text:p>1884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style-name="ce23"/>
          <table:table-cell office:value-type="float" office:value="25620" table:style-name="ce23">
            <text:p>25620</text:p>
          </table:table-cell>
          <table:table-cell office:value-type="float" office:value="24850" table:style-name="ce23">
            <text:p>24850</text:p>
          </table:table-cell>
          <table:table-cell office:value-type="float" office:value="25300" table:style-name="ce23">
            <text:p>25300</text:p>
          </table:table-cell>
          <table:table-cell table:number-columns-repeated="8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Petit Breuil</text:p>
          </table:table-cell>
          <table:table-cell office:value-type="float" office:value="21" table:style-name="ce11">
            <text:p>21</text:p>
          </table:table-cell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office:value-type="float" office:value="19700" table:style-name="ce15">
            <text:p>19700</text:p>
          </table:table-cell>
          <table:table-cell office:value-type="float" office:value="19020" table:style-name="ce15">
            <text:p>19020</text:p>
          </table:table-cell>
          <table:table-cell table:style-name="ce15"/>
          <table:table-cell office:value-type="float" office:value="20540" table:style-name="ce15">
            <text:p>20540</text:p>
          </table:table-cell>
          <table:table-cell table:number-columns-repeated="8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office:value-type="float" office:value="23200" table:style-name="ce19">
            <text:p>23200</text:p>
          </table:table-cell>
          <table:table-cell office:value-type="float" office:value="20900" table:style-name="ce19">
            <text:p>20900</text:p>
          </table:table-cell>
          <table:table-cell office:value-type="float" office:value="13460" table:style-name="ce19">
            <text:p>13460</text:p>
          </table:table-cell>
          <table:table-cell office:value-type="float" office:value="17500" table:style-name="ce19">
            <text:p>17500</text:p>
          </table:table-cell>
          <table:table-cell table:number-columns-repeated="8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office:value-type="float" office:value="22800" table:style-name="ce31">
            <text:p>22800</text:p>
          </table:table-cell>
          <table:table-cell office:value-type="float" office:value="43800" table:style-name="ce31">
            <text:p>43800</text:p>
          </table:table-cell>
          <table:table-cell table:number-columns-repeated="10" table:style-name="ce31"/>
          <table:table-cell table:number-columns-repeated="16366"/>
        </table:table-row>
        <table:table-row table:style-name="ro3">
          <table:table-cell/>
          <table:table-cell table:number-columns-repeated="3" table:style-name="ce32"/>
          <table:table-cell table:style-name="ce33"/>
          <table:table-cell table:style-name="ce34"/>
          <table:table-cell table:number-columns-repeated="12" table:style-name="ce35"/>
          <table:table-cell table:number-columns-repeated="16366"/>
        </table:table-row>
        <table:table-row table:style-name="ro1">
          <table:table-cell/>
          <table:table-cell office:value-type="string" table:style-name="ce11">
            <text:p>Wary</text:p>
          </table:table-cell>
          <table:table-cell table:style-name="ce11"/>
          <table:table-cell office:value-type="string" table:style-name="ce12">
            <text:p>fumier</text:p>
          </table:table-cell>
          <table:table-cell table:style-name="ce13"/>
          <table:table-cell table:style-name="ce14"/>
          <table:table-cell table:number-columns-repeated="12" table:style-name="ce15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16">
            <text:p>fumier mou</text:p>
          </table:table-cell>
          <table:table-cell table:style-name="ce17"/>
          <table:table-cell table:style-name="ce18"/>
          <table:table-cell table:number-columns-repeated="12" table:style-name="ce19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0">
            <text:p>lisier</text:p>
          </table:table-cell>
          <table:table-cell table:style-name="ce21"/>
          <table:table-cell table:style-name="ce22"/>
          <table:table-cell table:number-columns-repeated="12" table:style-name="ce23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4">
            <text:p>ovin</text:p>
          </table:table-cell>
          <table:table-cell table:style-name="ce25"/>
          <table:table-cell table:style-name="ce26"/>
          <table:table-cell table:number-columns-repeated="12" table:style-name="ce27"/>
          <table:table-cell table:number-columns-repeated="16366"/>
        </table:table-row>
        <table:table-row table:style-name="ro1">
          <table:table-cell/>
          <table:table-cell table:number-columns-repeated="2" table:style-name="ce11"/>
          <table:table-cell office:value-type="string" table:style-name="ce28">
            <text:p>digestat</text:p>
          </table:table-cell>
          <table:table-cell table:style-name="ce29"/>
          <table:table-cell table:style-name="ce30"/>
          <table:table-cell table:number-columns-repeated="12" table:style-name="ce31"/>
          <table:table-cell table:number-columns-repeated="16366"/>
        </table:table-row>
        <table:table-row table:number-rows-repeated="45" table:style-name="ro4">
          <table:table-cell table:number-columns-repeated="16384"/>
        </table:table-row>
        <table:table-row table:style-name="ro4">
          <table:table-cell table:number-columns-repeated="6"/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392" table:style-name="ro4">
          <table:table-cell table:number-columns-repeated="16384"/>
        </table:table-row>
      </table:table>
      <table:table table:name="Feuille1" table:style-name="ta2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4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10" table:default-cell-style-name="ce6" table:visibility="collapse"/>
        <table:table-column table:style-name="co14" table:number-columns-repeated="2" table:default-cell-style-name="ce6"/>
        <table:table-column table:style-name="co10" table:number-columns-repeated="1005" table:default-cell-style-name="ce6"/>
        <table:table-column table:style-name="co8" table:number-columns-repeated="15360" table:default-cell-style-name="ce1"/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autre fourni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autre fournisse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7640" table:number-columns-spanned="4" table:number-rows-spanned="1" table:style-name="ce49">
            <text:p>107 6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7640" table:number-columns-spanned="3" table:number-rows-spanned="1" table:style-name="ce49">
            <text:p>107 6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divers oignon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oignons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880" table:number-columns-spanned="4" table:number-rows-spanned="1" table:style-name="ce49">
            <text:p>50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880" table:number-columns-spanned="3" table:number-rows-spanned="1" table:style-name="ce49">
            <text:p>50 8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NORZELIEU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3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140" table:number-columns-spanned="4" table:number-rows-spanned="1" table:style-name="ce49">
            <text:p>21 1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2200" table:number-columns-spanned="4" table:number-rows-spanned="1" table:style-name="ce49">
            <text:p>42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3340" table:number-columns-spanned="3" table:number-rows-spanned="1" table:style-name="ce49">
            <text:p>63 3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RIOUVILL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4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500" table:number-columns-spanned="4" table:number-rows-spanned="1" table:style-name="ce49">
            <text:p>9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500" table:number-columns-spanned="3" table:number-rows-spanned="1" table:style-name="ce49">
            <text:p>9 5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U 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2320" table:number-columns-spanned="4" table:number-rows-spanned="1" table:style-name="ce49">
            <text:p>72 3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2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2320" table:number-columns-spanned="3" table:number-rows-spanned="1" table:style-name="ce49">
            <text:p>72 3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2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FONTAINE CHAMPET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8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900" table:number-columns-spanned="4" table:number-rows-spanned="1" table:style-name="ce49">
            <text:p>10 9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8700" table:number-columns-spanned="4" table:number-rows-spanned="1" table:style-name="ce49">
            <text:p>38 7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180" table:number-columns-spanned="4" table:number-rows-spanned="1" table:style-name="ce49">
            <text:p>22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1780" table:number-columns-spanned="3" table:number-rows-spanned="1" table:style-name="ce49">
            <text:p>71 7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A PIER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5340" table:number-columns-spanned="4" table:number-rows-spanned="1" table:style-name="ce49">
            <text:p>25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300" table:number-columns-spanned="4" table:number-rows-spanned="1" table:style-name="ce49">
            <text:p>20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640" table:number-columns-spanned="3" table:number-rows-spanned="1" table:style-name="ce49">
            <text:p>45 6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'AVENU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3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6740" table:number-columns-spanned="4" table:number-rows-spanned="1" table:style-name="ce49">
            <text:p>66 7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7240" table:number-columns-spanned="4" table:number-rows-spanned="1" table:style-name="ce49">
            <text:p>227 2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4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3980" table:number-columns-spanned="3" table:number-rows-spanned="1" table:style-name="ce49">
            <text:p>293 9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MOLP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5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6220" table:number-columns-spanned="4" table:number-rows-spanned="1" table:style-name="ce49">
            <text:p>226 2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6220" table:number-columns-spanned="3" table:number-rows-spanned="1" table:style-name="ce49">
            <text:p>226 2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s CHENEVIER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7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000" table:number-columns-spanned="4" table:number-rows-spanned="1" table:style-name="ce49">
            <text:p>22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700" table:number-columns-spanned="4" table:number-rows-spanned="1" table:style-name="ce49">
            <text:p>22 7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800" table:number-columns-spanned="4" table:number-rows-spanned="1" table:style-name="ce49">
            <text:p>43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8500" table:number-columns-spanned="3" table:number-rows-spanned="1" table:style-name="ce49">
            <text:p>88 5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BOIS SAINT MARTI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9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720" table:number-columns-spanned="4" table:number-rows-spanned="1" table:style-name="ce49">
            <text:p>37 7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720" table:number-columns-spanned="3" table:number-rows-spanned="1" table:style-name="ce49">
            <text:p>37 7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COXEUX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080" table:number-columns-spanned="4" table:number-rows-spanned="1" table:style-name="ce49">
            <text:p>22 0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080" table:number-columns-spanned="3" table:number-rows-spanned="1" table:style-name="ce49">
            <text:p>22 0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FROID PERTH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1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24440" table:number-columns-spanned="4" table:number-rows-spanned="1" table:style-name="ce49">
            <text:p>124 4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24440" table:number-columns-spanned="3" table:number-rows-spanned="1" table:style-name="ce49">
            <text:p>124 4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HAUT D'ARMONT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6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1600" table:number-columns-spanned="4" table:number-rows-spanned="1" table:style-name="ce49">
            <text:p>161 6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1600" table:number-columns-spanned="3" table:number-rows-spanned="1" table:style-name="ce49">
            <text:p>161 6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PETIT BREUI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000" table:number-columns-spanned="4" table:number-rows-spanned="1" table:style-name="ce49">
            <text:p>18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2160" table:number-columns-spanned="4" table:number-rows-spanned="1" table:style-name="ce49">
            <text:p>42 1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800" table:number-columns-spanned="4" table:number-rows-spanned="1" table:style-name="ce49">
            <text:p>22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3200" table:number-columns-spanned="4" table:number-rows-spanned="1" table:style-name="ce49">
            <text:p>23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79200" table:number-columns-spanned="4" table:number-rows-spanned="1" table:style-name="ce49">
            <text:p>479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5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85360" table:number-columns-spanned="3" table:number-rows-spanned="1" table:style-name="ce49">
            <text:p>585 3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ENTRE les DEUX VILL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9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080" table:number-columns-spanned="4" table:number-rows-spanned="1" table:style-name="ce49">
            <text:p>16 0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6500" table:number-columns-spanned="4" table:number-rows-spanned="1" table:style-name="ce49">
            <text:p>26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2580" table:number-columns-spanned="3" table:number-rows-spanned="1" table:style-name="ce49">
            <text:p>42 5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ROCK AND COW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8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040" table:number-columns-spanned="4" table:number-rows-spanned="1" table:style-name="ce49">
            <text:p>22 0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040" table:number-columns-spanned="3" table:number-rows-spanned="1" table:style-name="ce49">
            <text:p>22 0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SAINT LO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5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5760" table:number-columns-spanned="4" table:number-rows-spanned="1" table:style-name="ce49">
            <text:p>15 7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500" table:number-columns-spanned="4" table:number-rows-spanned="1" table:style-name="ce49">
            <text:p>16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820" table:number-columns-spanned="4" table:number-rows-spanned="1" table:style-name="ce49">
            <text:p>17 8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6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1/2021 00:00:00 au 31/01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6340" table:number-columns-spanned="4" table:number-rows-spanned="1" table:style-name="ce49">
            <text:p>56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6420" table:number-columns-spanned="3" table:number-rows-spanned="1" table:style-name="ce49">
            <text:p>106 4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methasano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3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0" table:number-columns-spanned="4" table:number-rows-spanned="1" table:style-name="ce49">
            <text:p>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0" table:number-columns-spanned="3" table:number-rows-spanned="1" table:style-name="ce49">
            <text:p>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 SALI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6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5300" table:number-columns-spanned="4" table:number-rows-spanned="1" table:style-name="ce49">
            <text:p>25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5300" table:number-columns-spanned="3" table:number-rows-spanned="1" table:style-name="ce49">
            <text:p>25 3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2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s ROUGES CHAMP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2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8860" table:number-columns-spanned="4" table:number-rows-spanned="1" table:style-name="ce49">
            <text:p>118 8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8860" table:number-columns-spanned="3" table:number-rows-spanned="1" table:style-name="ce49">
            <text:p>118 8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U THAO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4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14300" table:number-columns-spanned="4" table:number-rows-spanned="1" table:style-name="ce49">
            <text:p>314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89000" table:number-columns-spanned="4" table:number-rows-spanned="1" table:style-name="ce49">
            <text:p>289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03300" table:number-columns-spanned="3" table:number-rows-spanned="1" table:style-name="ce49">
            <text:p>603 3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39">
            <text:p>122 item(s)</text:p>
          </table:table-cell>
          <table:covered-table-cell/>
          <table:table-cell office:value-type="string" table:number-columns-spanned="4" table:number-rows-spanned="1" table:style-name="ce54">
            <text:p>Somme Net</text:p>
          </table:table-cell>
          <table:covered-table-cell table:number-columns-repeated="3"/>
          <table:table-cell office:value-type="float" office:value="2879500" table:number-columns-spanned="3" table:number-rows-spanned="1" table:style-name="ce43">
            <text:p>2 879 5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1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6367"/>
        </table:table-row>
        <table:table-row table:number-rows-repeated="1048345" table:style-name="ro18">
          <table:table-cell table:number-columns-repeated="16384"/>
        </table:table-row>
      </table:table>
      <table:table table:name="Feuille2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4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0" table:number-columns-repeated="1005" table:default-cell-style-name="ce6"/>
        <table:table-column table:style-name="co8" table:number-columns-repeated="15360" table:default-cell-style-name="ce1"/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autre fourni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autre fournisse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910" table:number-columns-spanned="4" table:number-rows-spanned="1" table:style-name="ce49">
            <text:p>13 91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aïs ensilag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F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8820" table:number-columns-spanned="4" table:number-rows-spanned="1" table:style-name="ce49">
            <text:p>68 8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4170" table:number-columns-spanned="4" table:number-rows-spanned="1" table:style-name="ce49">
            <text:p>24 17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aïs ensilag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F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9260" table:number-columns-spanned="4" table:number-rows-spanned="1" table:style-name="ce49">
            <text:p>49 2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2180" table:number-columns-spanned="4" table:number-rows-spanned="1" table:style-name="ce49">
            <text:p>82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aïs ensilag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F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8260" table:number-columns-spanned="4" table:number-rows-spanned="1" table:style-name="ce49">
            <text:p>28 2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5660" table:number-columns-spanned="4" table:number-rows-spanned="1" table:style-name="ce49">
            <text:p>145 6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eteil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Me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880" table:number-columns-spanned="4" table:number-rows-spanned="1" table:style-name="ce49">
            <text:p>29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0285" table:number-columns-spanned="4" table:number-rows-spanned="1" table:style-name="ce49">
            <text:p>60 285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2425" table:number-columns-spanned="3" table:number-rows-spanned="1" table:style-name="ce49">
            <text:p>502 425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divers oignon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oignons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1900" table:number-columns-spanned="4" table:number-rows-spanned="1" table:style-name="ce49">
            <text:p>131 9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9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1900" table:number-columns-spanned="3" table:number-rows-spanned="1" table:style-name="ce49">
            <text:p>131 9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NORZELIEU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3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600" table:number-columns-spanned="4" table:number-rows-spanned="1" table:style-name="ce49">
            <text:p>14 6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600" table:number-columns-spanned="3" table:number-rows-spanned="1" table:style-name="ce49">
            <text:p>14 6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RIOUVILL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4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1620" table:number-columns-spanned="4" table:number-rows-spanned="1" table:style-name="ce49">
            <text:p>51 6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1620" table:number-columns-spanned="3" table:number-rows-spanned="1" table:style-name="ce49">
            <text:p>51 6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U 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6540" table:number-columns-spanned="4" table:number-rows-spanned="1" table:style-name="ce49">
            <text:p>66 5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6540" table:number-columns-spanned="3" table:number-rows-spanned="1" table:style-name="ce49">
            <text:p>66 5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0">
          <table:table-cell/>
          <table:table-cell table:number-columns-repeated="1023" table:style-name="ce6"/>
          <table:table-cell table:number-columns-repeated="15360"/>
        </table:table-row>
        <table:table-row table:style-name="ro12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FONTAINE CHAMPET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8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6520" table:number-columns-spanned="4" table:number-rows-spanned="1" table:style-name="ce49">
            <text:p>106 5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00420" table:number-columns-spanned="4" table:number-rows-spanned="1" table:style-name="ce49">
            <text:p>300 4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800" table:number-columns-spanned="4" table:number-rows-spanned="1" table:style-name="ce49">
            <text:p>43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4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0740" table:number-columns-spanned="3" table:number-rows-spanned="1" table:style-name="ce49">
            <text:p>450 7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A PIER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4390" table:number-columns-spanned="4" table:number-rows-spanned="1" table:style-name="ce49">
            <text:p>24 39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500" table:number-columns-spanned="4" table:number-rows-spanned="1" table:style-name="ce49">
            <text:p>19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560" table:number-columns-spanned="4" table:number-rows-spanned="1" table:style-name="ce49">
            <text:p>20 5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400" table:number-columns-spanned="4" table:number-rows-spanned="1" table:style-name="ce49">
            <text:p>22 4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22960" table:number-columns-spanned="4" table:number-rows-spanned="1" table:style-name="ce49">
            <text:p>122 9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9810" table:number-columns-spanned="3" table:number-rows-spanned="1" table:style-name="ce49">
            <text:p>209 81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'AVENU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3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2480" table:number-columns-spanned="4" table:number-rows-spanned="1" table:style-name="ce49">
            <text:p>32 4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5800" table:number-columns-spanned="4" table:number-rows-spanned="1" table:style-name="ce49">
            <text:p>25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5900" table:number-columns-spanned="4" table:number-rows-spanned="1" table:style-name="ce49">
            <text:p>25 9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15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4180" table:number-columns-spanned="3" table:number-rows-spanned="1" table:style-name="ce49">
            <text:p>84 1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s CHENEVIER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7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240" table:number-columns-spanned="4" table:number-rows-spanned="1" table:style-name="ce49">
            <text:p>22 2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540" table:number-columns-spanned="4" table:number-rows-spanned="1" table:style-name="ce49">
            <text:p>45 5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4740" table:number-columns-spanned="4" table:number-rows-spanned="1" table:style-name="ce49">
            <text:p>114 7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2520" table:number-columns-spanned="3" table:number-rows-spanned="1" table:style-name="ce49">
            <text:p>182 5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BOIS SAINT MARTI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9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8860" table:number-columns-spanned="4" table:number-rows-spanned="1" table:style-name="ce49">
            <text:p>68 8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3300" table:number-columns-spanned="4" table:number-rows-spanned="1" table:style-name="ce49">
            <text:p>23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2160" table:number-columns-spanned="3" table:number-rows-spanned="1" table:style-name="ce49">
            <text:p>92 1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COXEUX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120" table:number-columns-spanned="4" table:number-rows-spanned="1" table:style-name="ce49">
            <text:p>19 1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120" table:number-columns-spanned="3" table:number-rows-spanned="1" table:style-name="ce49">
            <text:p>19 1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1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FROID PERTH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1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9260" table:number-columns-spanned="4" table:number-rows-spanned="1" table:style-name="ce49">
            <text:p>169 2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9260" table:number-columns-spanned="3" table:number-rows-spanned="1" table:style-name="ce49">
            <text:p>169 2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HAUT D'ARMONT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6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60" table:number-columns-spanned="4" table:number-rows-spanned="1" table:style-name="ce49">
            <text:p>3 7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080" table:number-columns-spanned="4" table:number-rows-spanned="1" table:style-name="ce49">
            <text:p>21 0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760" table:number-columns-spanned="4" table:number-rows-spanned="1" table:style-name="ce49">
            <text:p>16 7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0340" table:number-columns-spanned="4" table:number-rows-spanned="1" table:style-name="ce49">
            <text:p>70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880" table:number-columns-spanned="4" table:number-rows-spanned="1" table:style-name="ce49">
            <text:p>18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0820" table:number-columns-spanned="3" table:number-rows-spanned="1" table:style-name="ce49">
            <text:p>130 8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PETIT BREUI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2460" table:number-columns-spanned="4" table:number-rows-spanned="1" table:style-name="ce49">
            <text:p>52 4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22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020" table:number-columns-spanned="4" table:number-rows-spanned="1" table:style-name="ce49">
            <text:p>19 0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1420" table:number-columns-spanned="4" table:number-rows-spanned="1" table:style-name="ce49">
            <text:p>61 4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800" table:number-columns-spanned="4" table:number-rows-spanned="1" table:style-name="ce49">
            <text:p>43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6700" table:number-columns-spanned="3" table:number-rows-spanned="1" table:style-name="ce49">
            <text:p>176 7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ENTRE les DEUX VILL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9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520" table:number-columns-spanned="4" table:number-rows-spanned="1" table:style-name="ce49">
            <text:p>18 5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520" table:number-columns-spanned="3" table:number-rows-spanned="1" table:style-name="ce49">
            <text:p>18 5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ROCK AND COW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8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360" table:number-columns-spanned="4" table:number-rows-spanned="1" table:style-name="ce49">
            <text:p>17 3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260" table:number-columns-spanned="4" table:number-rows-spanned="1" table:style-name="ce49">
            <text:p>21 2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8620" table:number-columns-spanned="3" table:number-rows-spanned="1" table:style-name="ce49">
            <text:p>38 6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SAINT LO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5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220" table:number-columns-spanned="4" table:number-rows-spanned="1" table:style-name="ce49">
            <text:p>13 2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23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2180" table:number-columns-spanned="4" table:number-rows-spanned="1" table:style-name="ce49">
            <text:p>102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1760" table:number-columns-spanned="4" table:number-rows-spanned="1" table:style-name="ce49">
            <text:p>61 7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600" table:number-columns-spanned="4" table:number-rows-spanned="1" table:style-name="ce49">
            <text:p>21 6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800" table:number-columns-spanned="4" table:number-rows-spanned="1" table:style-name="ce49">
            <text:p>21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4540" table:number-columns-spanned="4" table:number-rows-spanned="1" table:style-name="ce49">
            <text:p>44 5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4740" table:number-columns-spanned="4" table:number-rows-spanned="1" table:style-name="ce49">
            <text:p>24 7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9">
          <table:table-cell table:number-columns-repeated="3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3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9000" table:number-columns-spanned="4" table:number-rows-spanned="1" table:style-name="ce49">
            <text:p>219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8840" table:number-columns-spanned="3" table:number-rows-spanned="1" table:style-name="ce49">
            <text:p>508 8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U THAO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4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880" table:number-columns-spanned="4" table:number-rows-spanned="1" table:style-name="ce49">
            <text:p>10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980" table:number-columns-spanned="4" table:number-rows-spanned="1" table:style-name="ce49">
            <text:p>10 9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8200" table:number-columns-spanned="4" table:number-rows-spanned="1" table:style-name="ce49">
            <text:p>108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24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500" table:number-columns-spanned="4" table:number-rows-spanned="1" table:style-name="ce49">
            <text:p>18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040" table:number-columns-spanned="4" table:number-rows-spanned="1" table:style-name="ce49">
            <text:p>21 0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460" table:number-columns-spanned="4" table:number-rows-spanned="1" table:style-name="ce49">
            <text:p>21 4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8300" table:number-columns-spanned="4" table:number-rows-spanned="1" table:style-name="ce49">
            <text:p>68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3800" table:number-columns-spanned="4" table:number-rows-spanned="1" table:style-name="ce49">
            <text:p>23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020" table:number-columns-spanned="4" table:number-rows-spanned="1" table:style-name="ce49">
            <text:p>50 0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33180" table:number-columns-spanned="3" table:number-rows-spanned="1" table:style-name="ce49">
            <text:p>333 1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HAUT du FREN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Paille céréales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P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2420" table:number-columns-spanned="4" table:number-rows-spanned="1" table:style-name="ce49">
            <text:p>12 4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2420" table:number-columns-spanned="3" table:number-rows-spanned="1" table:style-name="ce49">
            <text:p>12 4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EP DU TOULO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SEBASTOP PARFAI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aïs ensilag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F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52400" table:number-columns-spanned="4" table:number-rows-spanned="1" table:style-name="ce49">
            <text:p>1 152 4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25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2/2021 00:00:00 au 28/02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4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52400" table:number-columns-spanned="3" table:number-rows-spanned="1" table:style-name="ce49">
            <text:p>1 152 4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39">
            <text:p>191 item(s)</text:p>
          </table:table-cell>
          <table:covered-table-cell/>
          <table:table-cell office:value-type="string" table:number-columns-spanned="4" table:number-rows-spanned="1" table:style-name="ce54">
            <text:p>Somme Net</text:p>
          </table:table-cell>
          <table:covered-table-cell table:number-columns-repeated="3"/>
          <table:table-cell office:value-type="float" office:value="4346375" table:number-columns-spanned="3" table:number-rows-spanned="1" table:style-name="ce43">
            <text:p>4 346 375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6">
          <table:table-cell/>
          <table:table-cell table:number-columns-repeated="1023" table:style-name="ce6"/>
          <table:table-cell table:number-columns-repeated="15360"/>
        </table:table-row>
        <table:table-row table:style-name="ro2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3</text:p>
          </table:table-cell>
          <table:covered-table-cell table:number-columns-repeated="14"/>
          <table:table-cell table:number-columns-repeated="16367"/>
        </table:table-row>
        <table:table-row table:number-rows-repeated="1048253" table:style-name="ro18">
          <table:table-cell table:number-columns-repeated="16384"/>
        </table:table-row>
      </table:table>
      <table:table table:name="Feuille3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4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0" table:number-columns-repeated="1005" table:default-cell-style-name="ce6"/>
        <table:table-column table:style-name="co8" table:number-columns-repeated="15360" table:default-cell-style-name="ce1"/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3/2021 00:00:00 au 31/03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autre fourni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autre fournisse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8500" table:number-columns-spanned="4" table:number-rows-spanned="1" table:style-name="ce49">
            <text:p>168 5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ethalia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ME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340" table:number-columns-spanned="4" table:number-rows-spanned="1" table:style-name="ce49">
            <text:p>29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9120" table:number-columns-spanned="4" table:number-rows-spanned="1" table:style-name="ce49">
            <text:p>89 1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ethalia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ME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900" table:number-columns-spanned="4" table:number-rows-spanned="1" table:style-name="ce49">
            <text:p>29 9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0180" table:number-columns-spanned="4" table:number-rows-spanned="1" table:style-name="ce49">
            <text:p>60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7040" table:number-columns-spanned="3" table:number-rows-spanned="1" table:style-name="ce49">
            <text:p>377 0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RIOUVILL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4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5520" table:number-columns-spanned="4" table:number-rows-spanned="1" table:style-name="ce49">
            <text:p>105 5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5520" table:number-columns-spanned="3" table:number-rows-spanned="1" table:style-name="ce49">
            <text:p>105 5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U 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6020" table:number-columns-spanned="4" table:number-rows-spanned="1" table:style-name="ce49">
            <text:p>86 0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6020" table:number-columns-spanned="3" table:number-rows-spanned="1" table:style-name="ce49">
            <text:p>86 0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8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3/2021 00:00:00 au 31/03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2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FONTAINE CHAMPET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8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2880" table:number-columns-spanned="4" table:number-rows-spanned="1" table:style-name="ce49">
            <text:p>92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2880" table:number-columns-spanned="3" table:number-rows-spanned="1" table:style-name="ce49">
            <text:p>92 8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A PIER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1220" table:number-columns-spanned="4" table:number-rows-spanned="1" table:style-name="ce49">
            <text:p>31 2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53230" table:number-columns-spanned="4" table:number-rows-spanned="1" table:style-name="ce49">
            <text:p>153 23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4450" table:number-columns-spanned="3" table:number-rows-spanned="1" table:style-name="ce49">
            <text:p>184 45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'AVENU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3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220" table:number-columns-spanned="4" table:number-rows-spanned="1" table:style-name="ce49">
            <text:p>43 2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220" table:number-columns-spanned="3" table:number-rows-spanned="1" table:style-name="ce49">
            <text:p>43 2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s CHENEVIER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7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790" table:number-columns-spanned="4" table:number-rows-spanned="1" table:style-name="ce49">
            <text:p>45 79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790" table:number-columns-spanned="3" table:number-rows-spanned="1" table:style-name="ce49">
            <text:p>45 79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9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3/2021 00:00:00 au 31/03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BOIS SAINT MARTI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9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0840" table:number-columns-spanned="4" table:number-rows-spanned="1" table:style-name="ce49">
            <text:p>60 8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51060" table:number-columns-spanned="4" table:number-rows-spanned="1" table:style-name="ce49">
            <text:p>151 0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11900" table:number-columns-spanned="3" table:number-rows-spanned="1" table:style-name="ce49">
            <text:p>211 9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COXEUX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3000" table:number-columns-spanned="4" table:number-rows-spanned="1" table:style-name="ce49">
            <text:p>23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3000" table:number-columns-spanned="3" table:number-rows-spanned="1" table:style-name="ce49">
            <text:p>23 0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20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FROID PERTH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1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8690" table:number-columns-spanned="4" table:number-rows-spanned="1" table:style-name="ce49">
            <text:p>208 69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8690" table:number-columns-spanned="3" table:number-rows-spanned="1" table:style-name="ce49">
            <text:p>208 69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HAUT D'ARMONT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6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5520" table:number-columns-spanned="4" table:number-rows-spanned="1" table:style-name="ce49">
            <text:p>175 5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0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5520" table:number-columns-spanned="3" table:number-rows-spanned="1" table:style-name="ce49">
            <text:p>175 5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PETIT BREUI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30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3/2021 00:00:00 au 31/03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2240" table:number-columns-spanned="4" table:number-rows-spanned="1" table:style-name="ce49">
            <text:p>102 2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2240" table:number-columns-spanned="3" table:number-rows-spanned="1" table:style-name="ce49">
            <text:p>102 2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ENTRE les DEUX VILL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9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860" table:number-columns-spanned="4" table:number-rows-spanned="1" table:style-name="ce49">
            <text:p>18 8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860" table:number-columns-spanned="3" table:number-rows-spanned="1" table:style-name="ce49">
            <text:p>18 8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ROCK AND COW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8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sec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s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80" table:number-columns-spanned="4" table:number-rows-spanned="1" table:style-name="ce49">
            <text:p>3 7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80" table:number-columns-spanned="3" table:number-rows-spanned="1" table:style-name="ce49">
            <text:p>3 7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SAINT LO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5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5940" table:number-columns-spanned="4" table:number-rows-spanned="1" table:style-name="ce49">
            <text:p>15 9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6040" table:number-columns-spanned="4" table:number-rows-spanned="1" table:style-name="ce49">
            <text:p>16 0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860" table:number-columns-spanned="4" table:number-rows-spanned="1" table:style-name="ce49">
            <text:p>17 8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060" table:number-columns-spanned="4" table:number-rows-spanned="1" table:style-name="ce49">
            <text:p>18 0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23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3/2021 00:00:00 au 31/03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82820" table:number-columns-spanned="4" table:number-rows-spanned="1" table:style-name="ce49">
            <text:p>282 8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50720" table:number-columns-spanned="3" table:number-rows-spanned="1" table:style-name="ce49">
            <text:p>350 7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 SALI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6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800" table:number-columns-spanned="4" table:number-rows-spanned="1" table:style-name="ce49">
            <text:p>20 8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800" table:number-columns-spanned="3" table:number-rows-spanned="1" table:style-name="ce49">
            <text:p>20 8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2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s ROUGES CHAMP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2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DIGESTAT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I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7360" table:number-columns-spanned="4" table:number-rows-spanned="1" table:style-name="ce49">
            <text:p>87 3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7360" table:number-columns-spanned="3" table:number-rows-spanned="1" table:style-name="ce49">
            <text:p>87 3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U THAO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4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4180" table:number-columns-spanned="4" table:number-rows-spanned="1" table:style-name="ce49">
            <text:p>144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6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4180" table:number-columns-spanned="3" table:number-rows-spanned="1" table:style-name="ce49">
            <text:p>144 1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39">
            <text:p>107 item(s)</text:p>
          </table:table-cell>
          <table:covered-table-cell/>
          <table:table-cell office:value-type="string" table:number-columns-spanned="4" table:number-rows-spanned="1" table:style-name="ce54">
            <text:p>Somme Net</text:p>
          </table:table-cell>
          <table:covered-table-cell table:number-columns-repeated="3"/>
          <table:table-cell office:value-type="float" office:value="2281970" table:number-columns-spanned="3" table:number-rows-spanned="1" table:style-name="ce43">
            <text:p>2 281 97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31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6367"/>
        </table:table-row>
        <table:table-row table:number-rows-repeated="1048394" table:style-name="ro18">
          <table:table-cell table:number-columns-repeated="16384"/>
        </table:table-row>
      </table:table>
      <table:table table:name="Feuille4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4" table:default-cell-style-name="ce6"/>
        <table:table-column table:style-name="co16" table:default-cell-style-name="ce6"/>
        <table:table-column table:style-name="co11" table:default-cell-style-name="ce6"/>
        <table:table-column table:style-name="co17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0" table:number-columns-repeated="1005" table:default-cell-style-name="ce6"/>
        <table:table-column table:style-name="co8" table:number-columns-repeated="15360" table:default-cell-style-name="ce1"/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autre fourni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autre fournisse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5460" table:number-columns-spanned="4" table:number-rows-spanned="1" table:style-name="ce49">
            <text:p>45 4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glycérin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gly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1380" table:number-columns-spanned="4" table:number-rows-spanned="1" table:style-name="ce49">
            <text:p>41 3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aïs ensilag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F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68740" table:number-columns-spanned="4" table:number-rows-spanned="1" table:style-name="ce49">
            <text:p>68 7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2900" table:number-columns-spanned="4" table:number-rows-spanned="1" table:style-name="ce49">
            <text:p>82 9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ethalia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ME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8920" table:number-columns-spanned="4" table:number-rows-spanned="1" table:style-name="ce49">
            <text:p>28 9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glycérine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gly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360" table:number-columns-spanned="4" table:number-rows-spanned="1" table:style-name="ce49">
            <text:p>29 3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9740" table:number-columns-spanned="4" table:number-rows-spanned="1" table:style-name="ce49">
            <text:p>59 7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Methalia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ME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1140" table:number-columns-spanned="4" table:number-rows-spanned="1" table:style-name="ce49">
            <text:p>31 1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87640" table:number-columns-spanned="3" table:number-rows-spanned="1" table:style-name="ce49">
            <text:p>387 6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divers oignon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oignons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autre prdt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utre produit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780" table:number-columns-spanned="4" table:number-rows-spanned="1" table:style-name="ce49">
            <text:p>19 7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9780" table:number-columns-spanned="3" table:number-rows-spanned="1" table:style-name="ce49">
            <text:p>19 7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32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e NORZELIEU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3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380" table:number-columns-spanned="4" table:number-rows-spanned="1" table:style-name="ce49">
            <text:p>17 3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380" table:number-columns-spanned="3" table:number-rows-spanned="1" table:style-name="ce49">
            <text:p>17 3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EARL DU 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200" table:number-columns-spanned="4" table:number-rows-spanned="1" table:style-name="ce49">
            <text:p>22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200" table:number-columns-spanned="3" table:number-rows-spanned="1" table:style-name="ce49">
            <text:p>22 2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2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FONTAINE CHAMPET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8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6640" table:number-columns-spanned="4" table:number-rows-spanned="1" table:style-name="ce49">
            <text:p>56 6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4360" table:number-columns-spanned="4" table:number-rows-spanned="1" table:style-name="ce49">
            <text:p>34 3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1120" table:number-columns-spanned="4" table:number-rows-spanned="1" table:style-name="ce49">
            <text:p>41 1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32120" table:number-columns-spanned="3" table:number-rows-spanned="1" table:style-name="ce49">
            <text:p>132 1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A PIERR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0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9200" table:number-columns-spanned="4" table:number-rows-spanned="1" table:style-name="ce49">
            <text:p>29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33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499" table:number-columns-spanned="4" table:number-rows-spanned="1" table:style-name="ce49">
            <text:p>14 499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8840" table:number-columns-spanned="4" table:number-rows-spanned="1" table:style-name="ce49">
            <text:p>18 8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78050" table:number-columns-spanned="4" table:number-rows-spanned="1" table:style-name="ce49">
            <text:p>478 05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40589" table:number-columns-spanned="3" table:number-rows-spanned="1" table:style-name="ce49">
            <text:p>540 589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 L'AVENUE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3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1520" table:number-columns-spanned="4" table:number-rows-spanned="1" table:style-name="ce49">
            <text:p>11 5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3200" table:number-columns-spanned="4" table:number-rows-spanned="1" table:style-name="ce49">
            <text:p>43 2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2840" table:number-columns-spanned="4" table:number-rows-spanned="1" table:style-name="ce49">
            <text:p>22 8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7560" table:number-columns-spanned="3" table:number-rows-spanned="1" table:style-name="ce49">
            <text:p>77 5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es CHENEVIERE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7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300" table:number-columns-spanned="4" table:number-rows-spanned="1" table:style-name="ce49">
            <text:p>14 3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0580" table:number-columns-spanned="4" table:number-rows-spanned="1" table:style-name="ce49">
            <text:p>70 5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84880" table:number-columns-spanned="3" table:number-rows-spanned="1" table:style-name="ce49">
            <text:p>84 8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34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BOIS SAINT MARTI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9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880" table:number-columns-spanned="4" table:number-rows-spanned="1" table:style-name="ce49">
            <text:p>37 8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600" table:number-columns-spanned="4" table:number-rows-spanned="1" table:style-name="ce49">
            <text:p>37 6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6530" table:number-columns-spanned="4" table:number-rows-spanned="1" table:style-name="ce49">
            <text:p>76 53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52010" table:number-columns-spanned="3" table:number-rows-spanned="1" table:style-name="ce49">
            <text:p>152 01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COXEUX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460" table:number-columns-spanned="4" table:number-rows-spanned="1" table:style-name="ce49">
            <text:p>20 4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460" table:number-columns-spanned="3" table:number-rows-spanned="1" table:style-name="ce49">
            <text:p>20 4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FROID PERTH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1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5340" table:number-columns-spanned="4" table:number-rows-spanned="1" table:style-name="ce49">
            <text:p>145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9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5340" table:number-columns-spanned="3" table:number-rows-spanned="1" table:style-name="ce49">
            <text:p>145 3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HAUT D'ARMONT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6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9020" table:number-columns-spanned="4" table:number-rows-spanned="1" table:style-name="ce49">
            <text:p>179 02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1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79020" table:number-columns-spanned="3" table:number-rows-spanned="1" table:style-name="ce49">
            <text:p>179 02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14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du PETIT BREUI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21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0460" table:number-columns-spanned="4" table:number-rows-spanned="1" table:style-name="ce49">
            <text:p>30 4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0460" table:number-columns-spanned="3" table:number-rows-spanned="1" table:style-name="ce49">
            <text:p>30 4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 table:number-columns-repeated="2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ROCK AND COW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8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7340" table:number-columns-spanned="4" table:number-rows-spanned="1" table:style-name="ce49">
            <text:p>37 34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9">
          <table:table-cell table:number-columns-repeated="2"/>
          <table:table-cell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 table:number-columns-repeated="2"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1400" table:number-columns-spanned="4" table:number-rows-spanned="1" table:style-name="ce49">
            <text:p>41 4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0">
          <table:table-cell table:number-columns-repeated="2"/>
          <table:table-cell office:value-type="string" table:number-columns-spanned="2" table:number-rows-spanned="1" table:style-name="ce47">
            <text:p>4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78740" table:number-columns-spanned="3" table:number-rows-spanned="1" table:style-name="ce49">
            <text:p>78 74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 table:number-columns-repeated="2"/>
          <table:table-cell table:number-columns-repeated="1022" table:style-name="ce6"/>
          <table:table-cell table:number-columns-repeated="15360"/>
        </table:table-row>
        <table:table-row table:style-name="ro11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GAEC SAINT LOUI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5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36680" table:number-columns-spanned="4" table:number-rows-spanned="1" table:style-name="ce49">
            <text:p>36 6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A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3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49180" table:number-columns-spanned="4" table:number-rows-spanned="1" table:style-name="ce49">
            <text:p>49 1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Lisier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D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1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20000" table:number-columns-spanned="4" table:number-rows-spanned="1" table:style-name="ce49">
            <text:p>20 0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7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05860" table:number-columns-spanned="3" table:number-rows-spanned="1" table:style-name="ce49">
            <text:p>105 8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 SALIVAL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6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33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6">
          <table:table-cell/>
          <table:table-cell table:style-name="ce6"/>
          <table:table-cell office:value-type="string" table:number-columns-spanned="15" table:number-rows-spanned="1" table:style-name="ce52">
            <text:p>Mensuel du 01/04/2021 00:00:00 au 30/04/2021 00:00:00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style-name="ro7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100" table:number-columns-spanned="4" table:number-rows-spanned="1" table:style-name="ce49">
            <text:p>50 10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2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50100" table:number-columns-spanned="3" table:number-rows-spanned="1" table:style-name="ce49">
            <text:p>50 10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2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es ROUGES CHAMPS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2</text:p>
          </table:table-cell>
          <table:covered-table-cell table:number-columns-repeated="3"/>
          <table:table-cell table:number-columns-repeated="16366"/>
        </table:table-row>
        <table:table-row table:style-name="ro9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ovins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C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3580" table:number-columns-spanned="4" table:number-rows-spanned="1" table:style-name="ce49">
            <text:p>143 58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8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143580" table:number-columns-spanned="3" table:number-rows-spanned="1" table:style-name="ce49">
            <text:p>143 58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9">
          <table:table-cell/>
          <table:table-cell table:style-name="ce6"/>
          <table:table-cell office:value-type="string" table:number-columns-spanned="4" table:number-rows-spanned="1" table:style-name="ce50">
            <text:p>Libellé Client</text:p>
          </table:table-cell>
          <table:covered-table-cell table:number-columns-repeated="3"/>
          <table:table-cell office:value-type="string" table:number-columns-spanned="4" table:number-rows-spanned="1" table:style-name="ce51">
            <text:p>SCEA DU THAON</text:p>
          </table:table-cell>
          <table:covered-table-cell table:number-columns-repeated="3"/>
          <table:table-cell office:value-type="string" table:number-columns-spanned="4" table:number-rows-spanned="1" table:style-name="ce51">
            <text:p>Code Client</text:p>
          </table:table-cell>
          <table:covered-table-cell table:number-columns-repeated="3"/>
          <table:table-cell office:value-type="string" table:number-columns-spanned="4" table:number-rows-spanned="1" table:style-name="ce46">
            <text:p>14</text:p>
          </table:table-cell>
          <table:covered-table-cell table:number-columns-repeated="3"/>
          <table:table-cell table:number-columns-repeated="16366"/>
        </table:table-row>
        <table:table-row table:style-name="ro11">
          <table:table-cell/>
          <table:table-cell table:number-columns-repeated="2" table:style-name="ce6"/>
          <table:table-cell office:value-type="string" table:number-columns-spanned="4" table:number-rows-spanned="1" table:style-name="ce50">
            <text:p>Libellé produit</text:p>
          </table:table-cell>
          <table:covered-table-cell table:number-columns-repeated="3"/>
          <table:table-cell office:value-type="string" table:number-columns-spanned="5" table:number-rows-spanned="1" table:style-name="ce51">
            <text:p>Fumier bovins mou C2</text:p>
          </table:table-cell>
          <table:covered-table-cell table:number-columns-repeated="4"/>
          <table:table-cell office:value-type="string" table:number-columns-spanned="3" table:number-rows-spanned="1" table:style-name="ce51">
            <text:p>Code produit</text:p>
          </table:table-cell>
          <table:covered-table-cell table:number-columns-repeated="2"/>
          <table:table-cell office:value-type="string" table:number-columns-spanned="3" table:number-rows-spanned="1" table:style-name="ce46">
            <text:p>B</text:p>
          </table:table-cell>
          <table:covered-table-cell table:number-columns-repeated="2"/>
          <table:table-cell table:number-columns-repeated="16366"/>
        </table:table-row>
        <table:table-row table:style-name="ro10">
          <table:table-cell/>
          <table:table-cell table:number-columns-repeated="2"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5260" table:number-columns-spanned="4" table:number-rows-spanned="1" table:style-name="ce49">
            <text:p>95 260kg</text:p>
          </table:table-cell>
          <table:covered-table-cell table:number-columns-repeated="3"/>
          <table:table-cell table:number-columns-repeated="1011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47">
            <text:p>5 item(s)</text:p>
          </table:table-cell>
          <table:covered-table-cell/>
          <table:table-cell office:value-type="string" table:number-columns-spanned="4" table:number-rows-spanned="1" table:style-name="ce53">
            <text:p>Somme Net</text:p>
          </table:table-cell>
          <table:covered-table-cell table:number-columns-repeated="3"/>
          <table:table-cell office:value-type="float" office:value="95260" table:number-columns-spanned="3" table:number-rows-spanned="1" table:style-name="ce49">
            <text:p>95 260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5">
          <table:table-cell/>
          <table:table-cell table:number-columns-repeated="1023" table:style-name="ce6"/>
          <table:table-cell table:number-columns-repeated="15360"/>
        </table:table-row>
        <table:table-row table:style-name="ro10">
          <table:table-cell/>
          <table:table-cell table:style-name="ce6"/>
          <table:table-cell office:value-type="string" table:number-columns-spanned="2" table:number-rows-spanned="1" table:style-name="ce39">
            <text:p>120 item(s)</text:p>
          </table:table-cell>
          <table:covered-table-cell/>
          <table:table-cell office:value-type="string" table:number-columns-spanned="4" table:number-rows-spanned="1" table:style-name="ce54">
            <text:p>Somme Net</text:p>
          </table:table-cell>
          <table:covered-table-cell table:number-columns-repeated="3"/>
          <table:table-cell office:value-type="float" office:value="2282979" table:number-columns-spanned="3" table:number-rows-spanned="1" table:style-name="ce43">
            <text:p>2 282 979kg</text:p>
          </table:table-cell>
          <table:covered-table-cell table:number-columns-repeated="2"/>
          <table:table-cell table:number-columns-repeated="1013" table:style-name="ce6"/>
          <table:table-cell table:number-columns-repeated="15360"/>
        </table:table-row>
        <table:table-row table:style-name="ro35">
          <table:table-cell/>
          <table:table-cell table:number-columns-repeated="1023" table:style-name="ce6"/>
          <table:table-cell table:number-columns-repeated="15360"/>
        </table:table-row>
        <table:table-row table:style-name="ro7">
          <table:table-cell/>
          <table:table-cell table:style-name="ce36"/>
          <table:table-cell table:number-columns-repeated="13" table:style-name="ce37"/>
          <table:table-cell table:style-name="ce38"/>
          <table:table-cell table:number-columns-repeated="1008" table:style-name="ce6"/>
          <table:table-cell table:number-columns-repeated="15360"/>
        </table:table-row>
        <table:table-row table:style-name="ro8">
          <table:table-cell/>
          <table:table-cell table:number-columns-repeated="1023" table:style-name="ce6"/>
          <table:table-cell table:number-columns-repeated="15360"/>
        </table:table-row>
        <table:table-row table:style-name="ro13">
          <table:table-cell/>
          <table:table-cell table:style-name="ce6"/>
          <table:table-cell office:value-type="string" table:number-columns-spanned="15" table:number-rows-spanned="1" table:style-name="ce44">
            <text:p>Edition du 29/05/2021 08:54</text:p>
          </table:table-cell>
          <table:covered-table-cell table:number-columns-repeated="14"/>
          <table:table-cell table:number-columns-repeated="1007" table:style-name="ce6"/>
          <table:table-cell table:number-columns-repeated="15360"/>
        </table:table-row>
        <table:table-row table:number-rows-repeated="1048356" table:style-name="ro18">
          <table:table-cell table:number-columns-repeated="16384"/>
        </table:table-row>
      </table:table>
      <table:table table:name="Feuille5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6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7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8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9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10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11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Feuille12" table:style-name="ta1">
        <table:table-column table:style-name="co1" table:default-cell-style-name="ce6"/>
        <table:table-column table:style-name="co8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kg</number:embedded-text>
      </number:number>
    </number:number-style>
    <number:number-style style:name="N36">
      <number:text>-</number:text>
      <number:number number:decimal-places="0" number:min-integer-digits="1" number:grouping="true">
        <number:embedded-text number:position="0">kg</number:embedded-text>
      </number:number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continue" style:scale-to="87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openpyxl</meta:initial-creator>
    <dc:creator>Paul</dc:creator>
    <meta:creation-date>2021-05-29T21:17:57Z</meta:creation-date>
    <dc:date>2021-05-30T12:07:37Z</dc:date>
    <meta:editing-cycles>3</meta:editing-cycles>
  </office:meta>
</office:document-meta>
</file>